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999999" fo:font-size="10pt" style:font-size-asian="10pt" style:font-size-complex="10pt"/>
    </style:style>
    <style:style style:name="ce3" style:family="table-cell" style:parent-style-name="Default">
      <style:table-cell-properties fo:background-color="#81d41a"/>
      <style:text-properties fo:font-size="10pt" style:font-size-asian="10pt" style:font-size-complex="10pt"/>
    </style:style>
    <style:style style:name="ce6" style:family="table-cell" style:parent-style-name="Default" style:data-style-name="N70">
      <style:table-cell-properties fo:background-color="#81d41a"/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70">
      <style:text-properties fo:font-size="10pt" style:font-size-asian="10pt" style:font-size-complex="10pt"/>
    </style:style>
    <style:style style:name="ce9" style:family="table-cell" style:parent-style-name="Default" style:data-style-name="N70">
      <style:text-properties fo:color="#999999" fo:font-size="10pt" style:font-size-asian="10pt" style:font-size-complex="10pt"/>
    </style:style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5297])" office:value-type="float" office:value="30603.037235" calcext:value-type="float">
            <text:p>30603.037235</text:p>
          </table:table-cell>
          <table:table-cell table:formula="of:=[.H2]/24/365" office:value-type="float" office:value="3.49349740125571" calcext:value-type="float">
            <text:p>3.49349740125571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4107.47" calcext:value-type="float">
            <text:p>4107.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Paleognathae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Mirandornith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ccipitr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nser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po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Bucerot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aprimulg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icon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8"/>
          <table:table-cell table:style-name="ce2" office:value-type="string" calcext:value-type="string">
            <text:p>s</text:p>
          </table:table-cell>
          <table:table-cell table:style-name="ce2" table:number-columns-repeated="100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lumb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rac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ucul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Falcon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Gall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Musophag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Oti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elecan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odiciped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rocellari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sittac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terocl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phenisc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trig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uliformes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inam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rogon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Buceroti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Charadri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Grui <text:s text:c="7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Ralli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Scolopac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fam_lvl_fam_Menuroidea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1528" calcext:value-type="float">
            <text:p>56.21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5" calcext:value-type="float">
            <text:p>222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2825" calcext:value-type="float">
            <text:p>63.282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6" calcext:value-type="float">
            <text:p>222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82889" calcext:value-type="float">
            <text:p>58.8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7" calcext:value-type="float">
            <text:p>222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4861" calcext:value-type="float">
            <text:p>59.84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8" calcext:value-type="float">
            <text:p>222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575" calcext:value-type="float">
            <text:p>61.85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9" calcext:value-type="float">
            <text:p>222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65167" calcext:value-type="float">
            <text:p>58.65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0" calcext:value-type="float">
            <text:p>222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78" calcext:value-type="float">
            <text:p>60.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1" calcext:value-type="float">
            <text:p>222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41778" calcext:value-type="float">
            <text:p>56.4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2" calcext:value-type="float">
            <text:p>222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79444" calcext:value-type="float">
            <text:p>53.7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3" calcext:value-type="float">
            <text:p>222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1333" calcext:value-type="float">
            <text:p>54.31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4" calcext:value-type="float">
            <text:p>222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3556" calcext:value-type="float">
            <text:p>54.33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5" calcext:value-type="float">
            <text:p>222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27528" calcext:value-type="float">
            <text:p>54.27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6" calcext:value-type="float">
            <text:p>2228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67056" calcext:value-type="float">
            <text:p>53.67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7" calcext:value-type="float">
            <text:p>22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98528" calcext:value-type="float">
            <text:p>53.98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8" calcext:value-type="float">
            <text:p>22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13583" calcext:value-type="float">
            <text:p>62.13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9" calcext:value-type="float">
            <text:p>22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5.66778" calcext:value-type="float">
            <text:p>65.6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0" calcext:value-type="float">
            <text:p>22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07139" calcext:value-type="float">
            <text:p>56.07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1" calcext:value-type="float">
            <text:p>22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4.92944" calcext:value-type="float">
            <text:p>64.92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2" calcext:value-type="float">
            <text:p>22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66861" calcext:value-type="float">
            <text:p>57.66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3" calcext:value-type="float">
            <text:p>22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67889" calcext:value-type="float">
            <text:p>62.67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4" calcext:value-type="float">
            <text:p>22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1833" calcext:value-type="float">
            <text:p>61.818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5" calcext:value-type="float">
            <text:p>22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45611" calcext:value-type="float">
            <text:p>61.456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6" calcext:value-type="float">
            <text:p>22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33389" calcext:value-type="float">
            <text:p>57.333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7" calcext:value-type="float">
            <text:p>22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35" calcext:value-type="float">
            <text:p>61.3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8" calcext:value-type="float">
            <text:p>22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8306" calcext:value-type="float">
            <text:p>61.88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9" calcext:value-type="float">
            <text:p>22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12861" calcext:value-type="float">
            <text:p>59.1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0" calcext:value-type="float">
            <text:p>22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6.68722" calcext:value-type="float">
            <text:p>66.68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1" calcext:value-type="float">
            <text:p>22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9.62861" calcext:value-type="float">
            <text:p>49.6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2" calcext:value-type="float">
            <text:p>22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09667" calcext:value-type="float">
            <text:p>63.09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3" calcext:value-type="float">
            <text:p>22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22889" calcext:value-type="float">
            <text:p>50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4" calcext:value-type="float">
            <text:p>22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10333" calcext:value-type="float">
            <text:p>56.10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5" calcext:value-type="float">
            <text:p>22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58556" calcext:value-type="float">
            <text:p>55.58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6" calcext:value-type="float">
            <text:p>22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24583" calcext:value-type="float">
            <text:p>62.2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7" calcext:value-type="float">
            <text:p>22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2583" calcext:value-type="float">
            <text:p>56.52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8" calcext:value-type="float">
            <text:p>22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90667" calcext:value-type="float">
            <text:p>50.90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9" calcext:value-type="float">
            <text:p>22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84972" calcext:value-type="float">
            <text:p>55.84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0" calcext:value-type="float">
            <text:p>22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16056" calcext:value-type="float">
            <text:p>53.16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1" calcext:value-type="float">
            <text:p>22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6361" calcext:value-type="float">
            <text:p>56.5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2" calcext:value-type="float">
            <text:p>22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2.04278" calcext:value-type="float">
            <text:p>52.0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3" calcext:value-type="float">
            <text:p>22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33917" calcext:value-type="float">
            <text:p>59.33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4" calcext:value-type="float">
            <text:p>22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90556" calcext:value-type="float">
            <text:p>55.9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5" calcext:value-type="float">
            <text:p>22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96278" calcext:value-type="float">
            <text:p>58.9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6" calcext:value-type="float">
            <text:p>22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06194" calcext:value-type="float">
            <text:p>59.061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7" calcext:value-type="float">
            <text:p>22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21167" calcext:value-type="float">
            <text:p>59.2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8" calcext:value-type="float">
            <text:p>22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4167" calcext:value-type="float">
            <text:p>59.54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9" calcext:value-type="float">
            <text:p>22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0556" calcext:value-type="float">
            <text:p>59.5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0" calcext:value-type="float">
            <text:p>22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95917" calcext:value-type="float">
            <text:p>60.95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1" calcext:value-type="float">
            <text:p>22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2.51778" calcext:value-type="float">
            <text:p>42.5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2" calcext:value-type="float">
            <text:p>22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8972" calcext:value-type="float">
            <text:p>56.2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3" calcext:value-type="float">
            <text:p>22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8222" calcext:value-type="float">
            <text:p>59.88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4" calcext:value-type="float">
            <text:p>22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25722" calcext:value-type="float">
            <text:p>57.25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5" calcext:value-type="float">
            <text:p>22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056" calcext:value-type="float">
            <text:p>56.34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6" calcext:value-type="float">
            <text:p>22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3.82472" calcext:value-type="float">
            <text:p>43.824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7" calcext:value-type="float">
            <text:p>22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111" calcext:value-type="float">
            <text:p>56.341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8" calcext:value-type="float">
            <text:p>22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22889" calcext:value-type="float">
            <text:p>58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9" calcext:value-type="float">
            <text:p>22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85778" calcext:value-type="float">
            <text:p>54.85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0" calcext:value-type="float">
            <text:p>22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44306" calcext:value-type="float">
            <text:p>54.44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1" calcext:value-type="float">
            <text:p>22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56278" calcext:value-type="float">
            <text:p>62.5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2" calcext:value-type="float">
            <text:p>22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65667" calcext:value-type="float">
            <text:p>61.65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3" calcext:value-type="float">
            <text:p>22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" calcext:value-type="float">
            <text:p>59.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4" calcext:value-type="float">
            <text:p>22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41167" calcext:value-type="float">
            <text:p>58.4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5" calcext:value-type="float">
            <text:p>22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9.99444" calcext:value-type="float">
            <text:p>49.9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6" calcext:value-type="float">
            <text:p>22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38417" calcext:value-type="float">
            <text:p>62.384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7" calcext:value-type="float">
            <text:p>22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1083" calcext:value-type="float">
            <text:p>61.8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8" calcext:value-type="float">
            <text:p>22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7.40139" calcext:value-type="float">
            <text:p>57.40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9" calcext:value-type="float">
            <text:p>22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805" calcext:value-type="float">
            <text:p>62.80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0" calcext:value-type="float">
            <text:p>22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25278" calcext:value-type="float">
            <text:p>63.25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1" calcext:value-type="float">
            <text:p>22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57" calcext:value-type="float">
            <text:p>60.5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2" calcext:value-type="float">
            <text:p>22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028" calcext:value-type="float">
            <text:p>62.150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3" calcext:value-type="float">
            <text:p>22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83361" calcext:value-type="float">
            <text:p>58.83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4" calcext:value-type="float">
            <text:p>22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81139" calcext:value-type="float">
            <text:p>59.81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5" calcext:value-type="float">
            <text:p>22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275" calcext:value-type="float">
            <text:p>62.92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6" calcext:value-type="float">
            <text:p>22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8167" calcext:value-type="float">
            <text:p>59.58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7" calcext:value-type="float">
            <text:p>22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95222" calcext:value-type="float">
            <text:p>58.95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8" calcext:value-type="float">
            <text:p>22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2306" calcext:value-type="float">
            <text:p>59.6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9" calcext:value-type="float">
            <text:p>22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528" calcext:value-type="float">
            <text:p>62.15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0" calcext:value-type="float">
            <text:p>22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31889" calcext:value-type="float">
            <text:p>55.31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1" calcext:value-type="float">
            <text:p>22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08972" calcext:value-type="float">
            <text:p>53.0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2" calcext:value-type="float">
            <text:p>22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3975" calcext:value-type="float">
            <text:p>60.39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3" calcext:value-type="float">
            <text:p>22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33694" calcext:value-type="float">
            <text:p>59.336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4" calcext:value-type="float">
            <text:p>22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06361" calcext:value-type="float">
            <text:p>54.0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5" calcext:value-type="float">
            <text:p>22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81917" calcext:value-type="float">
            <text:p>60.81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6" calcext:value-type="float">
            <text:p>22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5.54278" calcext:value-type="float">
            <text:p>65.5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7" calcext:value-type="float">
            <text:p>22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76778" calcext:value-type="float">
            <text:p>60.7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8" calcext:value-type="float">
            <text:p>22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08917" calcext:value-type="float">
            <text:p>61.08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9" calcext:value-type="float">
            <text:p>22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61083" calcext:value-type="float">
            <text:p>62.6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0" calcext:value-type="float">
            <text:p>22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6" calcext:value-type="float">
            <text:p>62.9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1" calcext:value-type="float">
            <text:p>22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75639" calcext:value-type="float">
            <text:p>63.75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2" calcext:value-type="float">
            <text:p>22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7306" calcext:value-type="float">
            <text:p>62.97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3" calcext:value-type="float">
            <text:p>22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2333" calcext:value-type="float">
            <text:p>61.82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4" calcext:value-type="float">
            <text:p>22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97972" calcext:value-type="float">
            <text:p>55.97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5" calcext:value-type="float">
            <text:p>22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98056" calcext:value-type="float">
            <text:p>53.98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6" calcext:value-type="float">
            <text:p>22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2306" calcext:value-type="float">
            <text:p>62.4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7" calcext:value-type="float">
            <text:p>22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1667" calcext:value-type="float">
            <text:p>54.11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8" calcext:value-type="float">
            <text:p>22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083" calcext:value-type="float">
            <text:p>54.19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9" calcext:value-type="float">
            <text:p>22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639" calcext:value-type="float">
            <text:p>54.19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0" calcext:value-type="float">
            <text:p>22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4639" calcext:value-type="float">
            <text:p>63.04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1" calcext:value-type="float">
            <text:p>22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4583" calcext:value-type="float">
            <text:p>62.4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2" calcext:value-type="float">
            <text:p>22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5056" calcext:value-type="float">
            <text:p>63.05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3" calcext:value-type="float">
            <text:p>22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5111" calcext:value-type="float">
            <text:p>56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7" calcext:value-type="float">
            <text:p>28345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37361" calcext:value-type="float">
            <text:p>56.3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8" calcext:value-type="float">
            <text:p>28345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25111" calcext:value-type="float">
            <text:p>61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9" calcext:value-type="float">
            <text:p>28345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8861" calcext:value-type="float">
            <text:p>62.6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0" calcext:value-type="float">
            <text:p>28346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2306" calcext:value-type="float">
            <text:p>58.62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1" calcext:value-type="float">
            <text:p>28346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9975" calcext:value-type="float">
            <text:p>61.99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2" calcext:value-type="float">
            <text:p>28346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7806" calcext:value-type="float">
            <text:p>62.37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3" calcext:value-type="float">
            <text:p>28346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90222" calcext:value-type="float">
            <text:p>62.90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4" calcext:value-type="float">
            <text:p>28346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47722" calcext:value-type="float">
            <text:p>60.47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5" calcext:value-type="float">
            <text:p>28346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4725" calcext:value-type="float">
            <text:p>57.47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6" calcext:value-type="float">
            <text:p>28346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85278" calcext:value-type="float">
            <text:p>63.85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7" calcext:value-type="float">
            <text:p>28346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9944" calcext:value-type="float">
            <text:p>62.19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8" calcext:value-type="float">
            <text:p>28346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5.955" calcext:value-type="float">
            <text:p>65.95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9" calcext:value-type="float">
            <text:p>28346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5.82361" calcext:value-type="float">
            <text:p>45.82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0" calcext:value-type="float">
            <text:p>28347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528" calcext:value-type="float">
            <text:p>56.88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1" calcext:value-type="float">
            <text:p>28347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36722" calcext:value-type="float">
            <text:p>50.36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2" calcext:value-type="float">
            <text:p>28347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444" calcext:value-type="float">
            <text:p>62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3" calcext:value-type="float">
            <text:p>28347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2583" calcext:value-type="float">
            <text:p>58.42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4" calcext:value-type="float">
            <text:p>28347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7528" calcext:value-type="float">
            <text:p>61.07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5" calcext:value-type="float">
            <text:p>28347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222" calcext:value-type="float">
            <text:p>62.62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6" calcext:value-type="float">
            <text:p>28347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49806" calcext:value-type="float">
            <text:p>56.49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7" calcext:value-type="float">
            <text:p>28347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8889" calcext:value-type="float">
            <text:p>60.88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8" calcext:value-type="float">
            <text:p>28347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02083" calcext:value-type="float">
            <text:p>64.02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9" calcext:value-type="float">
            <text:p>28347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2194" calcext:value-type="float">
            <text:p>58.821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0" calcext:value-type="float">
            <text:p>28348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7889" calcext:value-type="float">
            <text:p>59.67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1" calcext:value-type="float">
            <text:p>28348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4278" calcext:value-type="float">
            <text:p>54.64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2" calcext:value-type="float">
            <text:p>28348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2889" calcext:value-type="float">
            <text:p>54.62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3" calcext:value-type="float">
            <text:p>28348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361" calcext:value-type="float">
            <text:p>61.8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4" calcext:value-type="float">
            <text:p>28348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0472" calcext:value-type="float">
            <text:p>54.30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5" calcext:value-type="float">
            <text:p>28348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28611" calcext:value-type="float">
            <text:p>60.286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6" calcext:value-type="float">
            <text:p>28348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05" calcext:value-type="float">
            <text:p>47.30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7" calcext:value-type="float">
            <text:p>28348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24667" calcext:value-type="float">
            <text:p>48.2466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8" calcext:value-type="float">
            <text:p>28348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89278" calcext:value-type="float">
            <text:p>62.89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9" calcext:value-type="float">
            <text:p>28348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28278" calcext:value-type="float">
            <text:p>58.28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0" calcext:value-type="float">
            <text:p>28349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889" calcext:value-type="float">
            <text:p>57.31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1" calcext:value-type="float">
            <text:p>28349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6.76333" calcext:value-type="float">
            <text:p>66.76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2" calcext:value-type="float">
            <text:p>28349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96583" calcext:value-type="float">
            <text:p>59.96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3" calcext:value-type="float">
            <text:p>28349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8444" calcext:value-type="float">
            <text:p>59.68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4" calcext:value-type="float">
            <text:p>28349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1083" calcext:value-type="float">
            <text:p>62.31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5" calcext:value-type="float">
            <text:p>28349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7944" calcext:value-type="float">
            <text:p>56.17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6" calcext:value-type="float">
            <text:p>28349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9583" calcext:value-type="float">
            <text:p>56.19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7" calcext:value-type="float">
            <text:p>28349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45306" calcext:value-type="float">
            <text:p>62.45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8" calcext:value-type="float">
            <text:p>28349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1025" calcext:value-type="float">
            <text:p>61.10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9" calcext:value-type="float">
            <text:p>28349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9778" calcext:value-type="float">
            <text:p>61.79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0" calcext:value-type="float">
            <text:p>28350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8167" calcext:value-type="float">
            <text:p>61.0816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1" calcext:value-type="float">
            <text:p>28350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0028" calcext:value-type="float">
            <text:p>62.50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2" calcext:value-type="float">
            <text:p>28350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62444" calcext:value-type="float">
            <text:p>61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3" calcext:value-type="float">
            <text:p>28350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8694" calcext:value-type="float">
            <text:p>47.386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4" calcext:value-type="float">
            <text:p>28350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7.27944" calcext:value-type="float">
            <text:p>67.27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5" calcext:value-type="float">
            <text:p>28350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7.27917" calcext:value-type="float">
            <text:p>67.2791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6" calcext:value-type="float">
            <text:p>28350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25222" calcext:value-type="float">
            <text:p>47.25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7" calcext:value-type="float">
            <text:p>28350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11472" calcext:value-type="float">
            <text:p>48.11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8" calcext:value-type="float">
            <text:p>28350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3278" calcext:value-type="float">
            <text:p>58.63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9" calcext:value-type="float">
            <text:p>28350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26278" calcext:value-type="float">
            <text:p>57.26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0" calcext:value-type="float">
            <text:p>28351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4861" calcext:value-type="float">
            <text:p>47.34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1" calcext:value-type="float">
            <text:p>28351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1556" calcext:value-type="float">
            <text:p>59.615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2" calcext:value-type="float">
            <text:p>28351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972" calcext:value-type="float">
            <text:p>61.879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3" calcext:value-type="float">
            <text:p>28351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0389" calcext:value-type="float">
            <text:p>62.50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4" calcext:value-type="float">
            <text:p>28351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97083" calcext:value-type="float">
            <text:p>56.97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5" calcext:value-type="float">
            <text:p>28351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95472" calcext:value-type="float">
            <text:p>57.95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6" calcext:value-type="float">
            <text:p>28351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7333" calcext:value-type="float">
            <text:p>58.47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7" calcext:value-type="float">
            <text:p>28351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8" calcext:value-type="float">
            <text:p>283518</text:p>
          </table:table-cell>
          <table:table-cell office:value-type="float" office:value="37.69194" calcext:value-type="float">
            <text:p>37.6919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4417" calcext:value-type="float">
            <text:p>59.8441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9" calcext:value-type="float">
            <text:p>28351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3056" calcext:value-type="float">
            <text:p>57.03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0" calcext:value-type="float">
            <text:p>28352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1" calcext:value-type="float">
            <text:p>283521</text:p>
          </table:table-cell>
          <table:table-cell office:value-type="float" office:value="37.67667" calcext:value-type="float">
            <text:p>37.676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2" calcext:value-type="float">
            <text:p>283522</text:p>
          </table:table-cell>
          <table:table-cell office:value-type="float" office:value="37.62722" calcext:value-type="float">
            <text:p>37.627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3" calcext:value-type="float">
            <text:p>283523</text:p>
          </table:table-cell>
          <table:table-cell office:value-type="float" office:value="37.67889" calcext:value-type="float">
            <text:p>37.678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472" calcext:value-type="float">
            <text:p>57.31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4" calcext:value-type="float">
            <text:p>28352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5" calcext:value-type="float">
            <text:p>283525</text:p>
          </table:table-cell>
          <table:table-cell office:value-type="float" office:value="41.54389" calcext:value-type="float">
            <text:p>41.543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6" calcext:value-type="float">
            <text:p>283526</text:p>
          </table:table-cell>
          <table:table-cell office:value-type="float" office:value="37.75222" calcext:value-type="float">
            <text:p>37.752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861" calcext:value-type="float">
            <text:p>56.8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7" calcext:value-type="float">
            <text:p>28352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8" calcext:value-type="float">
            <text:p>283528</text:p>
          </table:table-cell>
          <table:table-cell office:value-type="float" office:value="39.96167" calcext:value-type="float">
            <text:p>39.961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9" calcext:value-type="float">
            <text:p>283529</text:p>
          </table:table-cell>
          <table:table-cell office:value-type="float" office:value="45.91083" calcext:value-type="float">
            <text:p>45.9108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0" calcext:value-type="float">
            <text:p>283530</text:p>
          </table:table-cell>
          <table:table-cell office:value-type="float" office:value="51.62667" calcext:value-type="float">
            <text:p>51.626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06778" calcext:value-type="float">
            <text:p>47.06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1" calcext:value-type="float">
            <text:p>28353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2" calcext:value-type="float">
            <text:p>283532</text:p>
          </table:table-cell>
          <table:table-cell office:value-type="float" office:value="37.71556" calcext:value-type="float">
            <text:p>37.7155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3" calcext:value-type="float">
            <text:p>283533</text:p>
          </table:table-cell>
          <table:table-cell office:value-type="float" office:value="49.35333" calcext:value-type="float">
            <text:p>49.3533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4" calcext:value-type="float">
            <text:p>283534</text:p>
          </table:table-cell>
          <table:table-cell office:value-type="float" office:value="48.45056" calcext:value-type="float">
            <text:p>48.4505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5" calcext:value-type="float">
            <text:p>283535</text:p>
          </table:table-cell>
          <table:table-cell office:value-type="float" office:value="40.26528" calcext:value-type="float">
            <text:p>40.265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6" calcext:value-type="float">
            <text:p>283536</text:p>
          </table:table-cell>
          <table:table-cell office:value-type="float" office:value="37.09389" calcext:value-type="float">
            <text:p>37.093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7" calcext:value-type="float">
            <text:p>283537</text:p>
          </table:table-cell>
          <table:table-cell office:value-type="float" office:value="54.48639" calcext:value-type="float">
            <text:p>54.4863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8" calcext:value-type="float">
            <text:p>283538</text:p>
          </table:table-cell>
          <table:table-cell office:value-type="float" office:value="37.69667" calcext:value-type="float">
            <text:p>37.696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9" calcext:value-type="float">
            <text:p>283539</text:p>
          </table:table-cell>
          <table:table-cell office:value-type="float" office:value="39.66444" calcext:value-type="float">
            <text:p>39.6644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0" calcext:value-type="float">
            <text:p>283540</text:p>
          </table:table-cell>
          <table:table-cell office:value-type="float" office:value="37.66694" calcext:value-type="float">
            <text:p>37.6669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1" calcext:value-type="float">
            <text:p>283541</text:p>
          </table:table-cell>
          <table:table-cell office:value-type="float" office:value="37.68361" calcext:value-type="float">
            <text:p>37.683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2" calcext:value-type="float">
            <text:p>283542</text:p>
          </table:table-cell>
          <table:table-cell office:value-type="float" office:value="37.63833" calcext:value-type="float">
            <text:p>37.6383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3" calcext:value-type="float">
            <text:p>283543</text:p>
          </table:table-cell>
          <table:table-cell office:value-type="float" office:value="40.25028" calcext:value-type="float">
            <text:p>40.250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4" calcext:value-type="float">
            <text:p>283544</text:p>
          </table:table-cell>
          <table:table-cell office:value-type="float" office:value="37.66222" calcext:value-type="float">
            <text:p>37.662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5" calcext:value-type="float">
            <text:p>283545</text:p>
          </table:table-cell>
          <table:table-cell office:value-type="float" office:value="40.42167" calcext:value-type="float">
            <text:p>40.421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6" calcext:value-type="float">
            <text:p>283546</text:p>
          </table:table-cell>
          <table:table-cell office:value-type="float" office:value="41.38417" calcext:value-type="float">
            <text:p>41.3841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7" calcext:value-type="float">
            <text:p>283547</text:p>
          </table:table-cell>
          <table:table-cell office:value-type="float" office:value="37.73083" calcext:value-type="float">
            <text:p>37.7308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8" calcext:value-type="float">
            <text:p>283548</text:p>
          </table:table-cell>
          <table:table-cell office:value-type="float" office:value="37.82778" calcext:value-type="float">
            <text:p>37.8277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9" calcext:value-type="float">
            <text:p>283549</text:p>
          </table:table-cell>
          <table:table-cell office:value-type="float" office:value="37.65361" calcext:value-type="float">
            <text:p>37.653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0" calcext:value-type="float">
            <text:p>283550</text:p>
          </table:table-cell>
          <table:table-cell office:value-type="float" office:value="37.66472" calcext:value-type="float">
            <text:p>37.664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1" calcext:value-type="float">
            <text:p>283551</text:p>
          </table:table-cell>
          <table:table-cell office:value-type="float" office:value="37.69861" calcext:value-type="float">
            <text:p>37.698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2" calcext:value-type="float">
            <text:p>283552</text:p>
          </table:table-cell>
          <table:table-cell office:value-type="float" office:value="47.20611" calcext:value-type="float">
            <text:p>47.2061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3" calcext:value-type="float">
            <text:p>283553</text:p>
          </table:table-cell>
          <table:table-cell office:value-type="float" office:value="55.78056" calcext:value-type="float">
            <text:p>55.7805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4" calcext:value-type="float">
            <text:p>283554</text:p>
          </table:table-cell>
          <table:table-cell office:value-type="float" office:value="39.09528" calcext:value-type="float">
            <text:p>39.095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5" calcext:value-type="float">
            <text:p>283555</text:p>
          </table:table-cell>
          <table:table-cell office:value-type="float" office:value="51.97361" calcext:value-type="float">
            <text:p>51.973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6" calcext:value-type="float">
            <text:p>283556</text:p>
          </table:table-cell>
          <table:table-cell office:value-type="float" office:value="50.69778" calcext:value-type="float">
            <text:p>50.6977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135" calcext:value-type="float">
            <text:p>34.13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9" calcext:value-type="float">
            <text:p>95945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9389" calcext:value-type="float">
            <text:p>29.49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5167" calcext:value-type="float">
            <text:p>54.55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5" calcext:value-type="float">
            <text:p>95945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833" calcext:value-type="float">
            <text:p>28.85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6" calcext:value-type="float">
            <text:p>95945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7" calcext:value-type="float">
            <text:p>95945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0222" calcext:value-type="float">
            <text:p>26.50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56" calcext:value-type="float">
            <text:p>26.61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083" calcext:value-type="float">
            <text:p>29.42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5528" calcext:value-type="float">
            <text:p>26.45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1056" calcext:value-type="float">
            <text:p>25.71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194" calcext:value-type="float">
            <text:p>29.91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167" calcext:value-type="float">
            <text:p>30.1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833" calcext:value-type="float">
            <text:p>21.41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2194" calcext:value-type="float">
            <text:p>21.42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361" calcext:value-type="float">
            <text:p>21.20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639" calcext:value-type="float">
            <text:p>21.41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0583" calcext:value-type="float">
            <text:p>27.60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2278" calcext:value-type="float">
            <text:p>27.62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9083" calcext:value-type="float">
            <text:p>29.89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472" calcext:value-type="float">
            <text:p>29.9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722" calcext:value-type="float">
            <text:p>21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444" calcext:value-type="float">
            <text:p>21.20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583" calcext:value-type="float">
            <text:p>21.09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72" calcext:value-type="float">
            <text:p>21.17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9111" calcext:value-type="float">
            <text:p>22.69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0694" calcext:value-type="float">
            <text:p>25.80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9694" calcext:value-type="float">
            <text:p>21.79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6722" calcext:value-type="float">
            <text:p>29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5" calcext:value-type="float">
            <text:p>21.17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889" calcext:value-type="float">
            <text:p>21.128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5222" calcext:value-type="float">
            <text:p>23.05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6111" calcext:value-type="float">
            <text:p>27.66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444" calcext:value-type="float">
            <text:p>27.85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861" calcext:value-type="float">
            <text:p>23.03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3833" calcext:value-type="float">
            <text:p>28.9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139" calcext:value-type="float">
            <text:p>30.37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28" calcext:value-type="float">
            <text:p>26.6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25" calcext:value-type="float">
            <text:p>29.91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2556" calcext:value-type="float">
            <text:p>29.9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639" calcext:value-type="float">
            <text:p>26.4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9778" calcext:value-type="float">
            <text:p>27.09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325" calcext:value-type="float">
            <text:p>27.93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975" calcext:value-type="float">
            <text:p>31.09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94" calcext:value-type="float">
            <text:p>30.70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23278" calcext:value-type="float">
            <text:p>25.23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667" calcext:value-type="float">
            <text:p>26.86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5694" calcext:value-type="float">
            <text:p>26.55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34722" calcext:value-type="float">
            <text:p>26.34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611" calcext:value-type="float">
            <text:p>30.756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4639" calcext:value-type="float">
            <text:p>27.9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667" calcext:value-type="float">
            <text:p>30.10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33" calcext:value-type="float">
            <text:p>32.97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57722" calcext:value-type="float">
            <text:p>35.57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722" calcext:value-type="float">
            <text:p>26.62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4972" calcext:value-type="float">
            <text:p>31.74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2917" calcext:value-type="float">
            <text:p>30.029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25" calcext:value-type="float">
            <text:p>29.18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2694" calcext:value-type="float">
            <text:p>29.82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556" calcext:value-type="float">
            <text:p>26.6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1667" calcext:value-type="float">
            <text:p>26.81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8944" calcext:value-type="float">
            <text:p>30.58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3694" calcext:value-type="float">
            <text:p>30.63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1472" calcext:value-type="float">
            <text:p>28.7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44" calcext:value-type="float">
            <text:p>21.17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333" calcext:value-type="float">
            <text:p>21.21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472" calcext:value-type="float">
            <text:p>21.13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639" calcext:value-type="float">
            <text:p>21.1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361" calcext:value-type="float">
            <text:p>21.13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833" calcext:value-type="float">
            <text:p>21.1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78" calcext:value-type="float">
            <text:p>21.1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306" calcext:value-type="float">
            <text:p>21.08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583" calcext:value-type="float">
            <text:p>21.18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861" calcext:value-type="float">
            <text:p>21.17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444" calcext:value-type="float">
            <text:p>21.12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639" calcext:value-type="float">
            <text:p>21.3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4528" calcext:value-type="float">
            <text:p>28.34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2028" calcext:value-type="float">
            <text:p>28.32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25" calcext:value-type="float">
            <text:p>23.10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417" calcext:value-type="float">
            <text:p>25.374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4444" calcext:value-type="float">
            <text:p>21.14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7778" calcext:value-type="float">
            <text:p>21.3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01472" calcext:value-type="float">
            <text:p>35.0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6556" calcext:value-type="float">
            <text:p>28.06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306" calcext:value-type="float">
            <text:p>28.02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7306" calcext:value-type="float">
            <text:p>31.27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1528" calcext:value-type="float">
            <text:p>31.1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7167" calcext:value-type="float">
            <text:p>27.67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1944" calcext:value-type="float">
            <text:p>28.51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1389" calcext:value-type="float">
            <text:p>28.31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5472" calcext:value-type="float">
            <text:p>25.15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3528" calcext:value-type="float">
            <text:p>25.83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389" calcext:value-type="float">
            <text:p>26.77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7333" calcext:value-type="float">
            <text:p>23.97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194" calcext:value-type="float">
            <text:p>21.13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944" calcext:value-type="float">
            <text:p>27.53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333" calcext:value-type="float">
            <text:p>23.93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6056" calcext:value-type="float">
            <text:p>28.46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3028" calcext:value-type="float">
            <text:p>30.23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8" calcext:value-type="float">
            <text:p>97410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 table:number-rows-repeated="1047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6.2$Linux_X86_64 LibreOffice_project/30$Build-2</meta:generator>
    <dc:date>2022-11-14T11:12:09.709571590</dc:date>
    <meta:editing-duration>P6DT29M19S</meta:editing-duration>
    <meta:editing-cycles>329</meta:editing-cycles>
    <meta:document-statistic meta:table-count="1" meta:cell-count="9272" meta:object-count="0"/>
  </office:meta>
</office:document-meta>
</file>